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d15d" officeooo:paragraph-rsid="000bd15d"/>
    </style:style>
    <style:style style:name="P2" style:family="paragraph" style:parent-style-name="Standard">
      <style:paragraph-properties fo:text-align="center" style:justify-single-word="false"/>
      <style:text-properties officeooo:rsid="000bd15d" officeooo:paragraph-rsid="000dfeb9"/>
    </style:style>
    <style:style style:name="P3" style:family="paragraph" style:parent-style-name="Standard">
      <style:paragraph-properties fo:text-align="center" style:justify-single-word="false"/>
      <style:text-properties officeooo:rsid="000bd15d" officeooo:paragraph-rsid="0013c140"/>
    </style:style>
    <style:style style:name="P4" style:family="paragraph" style:parent-style-name="Standard">
      <style:paragraph-properties fo:text-align="center" style:justify-single-word="false"/>
      <style:text-properties officeooo:rsid="000bd15d" officeooo:paragraph-rsid="00247170"/>
    </style:style>
    <style:style style:name="P5" style:family="paragraph" style:parent-style-name="Standard">
      <style:paragraph-properties fo:text-align="center" style:justify-single-word="false"/>
      <style:text-properties officeooo:rsid="000bd15d" officeooo:paragraph-rsid="0024cc3a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officeooo:rsid="000bd15d" officeooo:paragraph-rsid="000bd15d"/>
    </style:style>
    <style:style style:name="P7" style:family="paragraph" style:parent-style-name="Standard">
      <style:paragraph-properties fo:text-align="center" style:justify-single-word="false"/>
      <style:text-properties officeooo:rsid="000bd15d" officeooo:paragraph-rsid="0026637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0ffa94"/>
    </style:style>
    <style:style style:name="T3" style:family="text">
      <style:text-properties officeooo:rsid="001b34ea"/>
    </style:style>
    <style:style style:name="T4" style:family="text">
      <style:text-properties officeooo:rsid="00222d0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none" draw:textarea-vertical-align="middle" draw:auto-grow-height="false" fo:min-height="6.271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6.272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elo Sangue</text:span><text:tab/>Renascer Praise [ 6 ]</text:p>
      <text:p text:style-name="P1">O sacrifício vivo se entregou por mim</text:p>
      <text:p text:style-name="P1">Com armas de amor Ele lutou até o fim</text:p>
      <text:p text:style-name="P1">Vestido de silêncio</text:p>
      <text:p text:style-name="P1">O semblante era de dor</text:p>
      <text:p text:style-name="P1">A todos que o feriu lá no calvário perd<text:span text:style-name="T3">o</text:span>o<text:span text:style-name="T2">u</text:span></text:p>
      <text:p text:style-name="P1">Subiu naquela cruz sem nada reclamar</text:p>
      <text:p text:style-name="P1">Cordeiro imaculado que sofreu por me amar</text:p>
      <text:p text:style-name="P1"/>
      <text:p text:style-name="P1">E a minha vida foi lavada pelo sangue de Jesus</text:p>
      <text:p text:style-name="P1">Minha história dividiu</text:p>
      <text:p text:style-name="P1">Antes e depois</text:p>
      <text:p text:style-name="P1">Pelo sangue</text:p>
      <text:p text:style-name="P1">Pelo sangue de Jesus</text:p>
      <text:p text:style-name="P1"><draw:custom-shape text:anchor-type="paragraph" draw:z-index="0" draw:style-name="gr1" draw:text-style-name="P8" svg:width="0.424cm" svg:height="6.271cm" svg:x="9.827cm" svg:y="0.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*** Fui salvo pelo sangue</text:p>
      <text:p text:style-name="P1">Fui curado pelo sangue</text:p>
      <text:p text:style-name="P3"><draw:frame text:anchor-type="paragraph" draw:z-index="1" draw:style-name="gr2" draw:text-style-name="P10" svg:width="0.477cm" svg:height="2.594cm" svg:x="10.594cm" svg:y="0.48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Fui liberto pelo sangue</text:p>
      <text:p text:style-name="P2">Fui comprado pelo sangue</text:p>
      <text:p text:style-name="P1"/>
      <text:p text:style-name="P1">O sangue de Jesus</text:p>
      <text:p text:style-name="P1">Que me leva até o céu</text:p>
      <text:p text:style-name="P1">O sangue de Jesus</text:p>
      <text:p text:style-name="P1">Vermelho, forte e fiel</text:p>
      <text:p text:style-name="P1">Suportou a cruz a preço de sangue</text:p>
      <text:p text:style-name="P1">Por amor</text:p>
      <text:p text:style-name="P1">Precioso sangue de Jesus</text:p>
      <text:p text:style-name="P1"/>
      <text:p text:style-name="P1">O sacrifício vivo eu quero ser pra Deus</text:p>
      <text:p text:style-name="P1">Tão puro e agradável como Cristo ofereceu</text:p>
      <text:p text:style-name="P1">Com a Sua verdade, vou me comprometer</text:p>
      <text:p text:style-name="P1">E ser exemplo vivo de Sua graça e poder</text:p>
      <text:p text:style-name="P1"/>
      <text:p text:style-name="P1">Amar como a mim mesmo a quem me odiar</text:p>
      <text:p text:style-name="P1">Usar as minhas mãos pra outras mãos abençoar</text:p>
      <text:p text:style-name="P1">E já não vivo eu</text:p>
      <text:p text:style-name="P1">Mas agora Jesus Cristo vive em mim</text:p>
      <text:p text:style-name="P1">O meu passado apagou</text:p>
      <text:p text:style-name="P4">Tudo perdo<text:span text:style-name="T4">o</text:span>u pelo sangue</text:p>
      <text:p text:style-name="P7">Pelo sangue de Jesus</text:p>
      <text:p text:style-name="P7"><text:span text:style-name="T1">Pelo Sangue</text:span><text:tab/>Renascer Praise [ 6 ]</text:p>
      <text:p text:style-name="P5">O sacrifício vivo se entregou por mim</text:p>
      <text:p text:style-name="P5">Com armas de amor Ele lutou até o fim</text:p>
      <text:p text:style-name="P5">Vestido de silêncio</text:p>
      <text:p text:style-name="P5">O semblante era de dor</text:p>
      <text:p text:style-name="P5">A todos que o feriu lá no calvário perd<text:span text:style-name="T3">o</text:span>o<text:span text:style-name="T2">u</text:span></text:p>
      <text:p text:style-name="P5">Subiu naquela cruz sem nada reclamar</text:p>
      <text:p text:style-name="P5">Cordeiro imaculado que sofreu por me amar</text:p>
      <text:p text:style-name="P5"/>
      <text:p text:style-name="P5">E a minha vida foi lavada pelo sangue de Jesus</text:p>
      <text:p text:style-name="P5">Minha história dividiu</text:p>
      <text:p text:style-name="P5">Antes e depois</text:p>
      <text:p text:style-name="P5">Pelo sangue</text:p>
      <text:p text:style-name="P5">Pelo sangue de Jesus</text:p>
      <text:p text:style-name="P5"><draw:custom-shape text:anchor-type="paragraph" draw:z-index="2" draw:style-name="gr3" draw:text-style-name="P8" svg:width="0.424cm" svg:height="6.271cm" svg:x="9.827cm" svg:y="0.3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*** Fui salvo pelo sangue</text:p>
      <text:p text:style-name="P5">Fui curado pelo sangue</text:p>
      <text:p text:style-name="P5"><draw:frame text:anchor-type="paragraph" draw:z-index="3" draw:style-name="gr2" draw:text-style-name="P10" svg:width="0.477cm" svg:height="2.594cm" svg:x="10.594cm" svg:y="0.48cm"><draw:text-box><text:p text:style-name="P9">2x</text:p><text:p text:style-name="P9">F</text:p><text:p text:style-name="P9">I</text:p><text:p text:style-name="P9">N</text:p><text:p text:style-name="P9">A</text:p><text:p text:style-name="P9">L</text:p></draw:text-box></draw:frame>Fui liberto pelo sangue</text:p>
      <text:p text:style-name="P5">Fui comprado pelo sangue</text:p>
      <text:p text:style-name="P5"/>
      <text:p text:style-name="P5">O sangue de Jesus</text:p>
      <text:p text:style-name="P5">Que me leva até o céu</text:p>
      <text:p text:style-name="P5">O sangue de Jesus</text:p>
      <text:p text:style-name="P5">Vermelho, forte e fiel</text:p>
      <text:p text:style-name="P5">Suportou a cruz a preço de sangue</text:p>
      <text:p text:style-name="P5">Por amor</text:p>
      <text:p text:style-name="P5">Precioso sangue de Jesus</text:p>
      <text:p text:style-name="P5"/>
      <text:p text:style-name="P5">O sacrifício vivo eu quero ser pra Deus</text:p>
      <text:p text:style-name="P5">Tão puro e agradável como Cristo ofereceu</text:p>
      <text:p text:style-name="P5">Com a Sua verdade, vou me comprometer</text:p>
      <text:p text:style-name="P5">E ser exemplo vivo de Sua graça e poder</text:p>
      <text:p text:style-name="P5"/>
      <text:p text:style-name="P5">Amar como a mim mesmo a quem me odiar</text:p>
      <text:p text:style-name="P5">Usar as minhas mãos pra outras mãos abençoar</text:p>
      <text:p text:style-name="P5">E já não vivo eu</text:p>
      <text:p text:style-name="P5">Mas agora Jesus Cristo vive em mim</text:p>
      <text:p text:style-name="P5">O meu passado apagou</text:p>
      <text:p text:style-name="P5">Tudo perdo<text:span text:style-name="T4">o</text:span>u pelo sangue</text:p>
      <text:p text:style-name="P5">Pelo sangue de Jes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5-11-16T18:42:24.705957366</dc:date>
    <meta:editing-cycles>28</meta:editing-cycles>
    <meta:editing-duration>PT1H19M48S</meta:editing-duration>
    <meta:generator>LibreOffice/4.4.6.3$Linux_X86_64 LibreOffice_project/40m0$Build-3</meta:generator>
    <meta:document-statistic meta:table-count="0" meta:image-count="0" meta:object-count="0" meta:page-count="1" meta:paragraph-count="70" meta:word-count="390" meta:character-count="1934" meta:non-whitespace-character-count="1614"/>
  </office:meta>
</office:document-meta>
</file>